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mail:</text:p>
      <text:p text:style-name="Normal">Greeting,</text:p>
      <text:p text:style-name="Normal"><text:s/>I just watched your<text:s/>website;<text:s/>I find some improvement to your website.</text:p>
      <text:p text:style-name="Normal">Firstly, if I were you, I would make the website cleaner with less images.</text:p>
      <text:p text:style-name="Normal">Then, I would appreciate if you could rearrange your<text:s/>paragraph and images.</text:p>
      <text:p text:style-name="Normal">Also,<text:s/>you should choose 1 or 2 different<text:s/>colors<text:s/>with different variation for your website, because your colors are too bright.</text:p>
      <text:p text:style-name="Normal">And lastly, I suggest you to not superpose your imag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10-25T12:32:00Z</meta:creation-date>
    <dc:date>2021-10-25T13:52:00Z</dc:date>
    <meta:template xlink:href="Normal" xlink:type="simple"/>
    <meta:editing-cycles>2</meta:editing-cycles>
    <meta:editing-duration>PT0S</meta:editing-duration>
    <meta:document-statistic meta:page-count="1" meta:paragraph-count="1" meta:word-count="62" meta:character-count="420" meta:row-count="2" meta:non-whitespace-character-count="359"/>
  </office:meta>
</office:document-meta>
</file>